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5.1757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2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2083in" fo:orphans="2" fo:widows="2"/>
      <style:text-properties fo:color="#24292e" style:font-name="SFMono-Regular" fo:font-size="9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6f42c1"/>
    </style:style>
    <style:style style:name="T3" style:family="text">
      <style:text-properties fo:color="#e36209"/>
    </style:style>
    <style:style style:name="T4" style:family="text">
      <style:text-properties fo:color="#032f62"/>
    </style:style>
    <style:style style:name="T5" style:family="text">
      <style:text-properties fo:color="#005cc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"><text:bookmark text:name="LC1"/><text:span text:style-name="T1">package</text:span> <text:span text:style-name="T2">movie</text:span>.<text:span text:style-name="T2">moviesanalysis</text:span><text:bookmark text:name="L2"/></text:p>
            </table:table-cell>
            <table:table-cell table:style-name="Table1.B1" office:value-type="string">
              <text:p text:style-name="P4"/>
            </table:table-cell>
          </table:table-row>
          <table:table-row>
            <table:table-cell table:style-name="Table1.A1" office:value-type="string">
              <text:p text:style-name="P4"><text:bookmark text:name="LC2"/></text:p>
            </table:table-cell>
            <table:table-cell table:style-name="Table1.A1" office:value-type="string">
              <text:p text:style-name="P2"><text:span text:style-name="T1">import</text:span> <text:span text:style-name="T2">org</text:span>.<text:span text:style-name="T2">apache</text:span>.<text:span text:style-name="T2">spark</text:span>.<text:span text:style-name="T2">_</text:span><text:bookmark text:name="L3"/></text:p>
            </table:table-cell>
          </table:table-row>
          <table:table-row>
            <table:table-cell table:style-name="Table1.A1" office:value-type="string">
              <text:p text:style-name="P4"><text:bookmark text:name="LC3"/></text:p>
            </table:table-cell>
            <table:table-cell table:style-name="Table1.A1" office:value-type="string">
              <text:p text:style-name="P2"><text:span text:style-name="T1">import</text:span> <text:span text:style-name="T2">scala</text:span>.<text:span text:style-name="T2">util</text:span>.<text:span text:style-name="T2">matching</text:span>.<text:span text:style-name="T2">Regex</text:span><text:bookmark text:name="L4"/></text:p>
            </table:table-cell>
          </table:table-row>
          <table:table-row>
            <table:table-cell table:style-name="Table1.A1" office:value-type="string">
              <text:p text:style-name="P4"><text:bookmark text:name="LC4"/></text:p>
            </table:table-cell>
            <table:table-cell table:style-name="Table1.A1" office:value-type="string">
              <text:p text:style-name="P4"><text:bookmark text:name="L5"/></text:p>
            </table:table-cell>
          </table:table-row>
          <table:table-row>
            <table:table-cell table:style-name="Table1.A1" office:value-type="string">
              <text:p text:style-name="P4"><text:bookmark text:name="LC5"/></text:p>
            </table:table-cell>
            <table:table-cell table:style-name="Table1.A1" office:value-type="string">
              <text:p text:style-name="P2"><text:span text:style-name="T1">object</text:span> <text:span text:style-name="T2">moviesdata</text:span> {<text:bookmark text:name="L6"/></text:p>
            </table:table-cell>
          </table:table-row>
          <table:table-row>
            <table:table-cell table:style-name="Table1.A1" office:value-type="string">
              <text:p text:style-name="P4"><text:bookmark text:name="LC6"/></text:p>
            </table:table-cell>
            <table:table-cell table:style-name="Table1.A1" office:value-type="string">
              <text:p text:style-name="P2"><text:span text:style-name="T1">def</text:span> <text:span text:style-name="T2">main</text:span>(<text:span text:style-name="T3">arg</text:span>: <text:span text:style-name="T2">Array</text:span>[<text:span text:style-name="T1">String</text:span>])<text:span text:style-name="T1">:</text:span> <text:span text:style-name="T1">Unit</text:span> <text:span text:style-name="T1">=</text:span> {<text:bookmark text:name="L7"/></text:p>
            </table:table-cell>
          </table:table-row>
          <table:table-row>
            <table:table-cell table:style-name="Table1.A1" office:value-type="string">
              <text:p text:style-name="P4"><text:bookmark text:name="LC7"/></text:p>
            </table:table-cell>
            <table:table-cell table:style-name="Table1.A1" office:value-type="string">
              <text:p text:style-name="P2"><text:span text:style-name="T1">var</text:span> sparkConf <text:span text:style-name="T1">=</text:span> <text:span text:style-name="T1">new</text:span> <text:span text:style-name="T2">SparkConf</text:span>().setMaster(<text:span text:style-name="T4">"local"</text:span>).setAppName(<text:span text:style-name="T4">"Movie"</text:span>)<text:bookmark text:name="L8"/></text:p>
            </table:table-cell>
          </table:table-row>
          <table:table-row>
            <table:table-cell table:style-name="Table1.A1" office:value-type="string">
              <text:p text:style-name="P4"><text:bookmark text:name="LC8"/></text:p>
            </table:table-cell>
            <table:table-cell table:style-name="Table1.A1" office:value-type="string">
              <text:p text:style-name="P2"><text:span text:style-name="T1">var</text:span> sc <text:span text:style-name="T1">=</text:span> <text:span text:style-name="T1">new</text:span> <text:span text:style-name="T2">SparkContext</text:span>(sparkConf)<text:bookmark text:name="L9"/></text:p>
            </table:table-cell>
          </table:table-row>
          <table:table-row>
            <table:table-cell table:style-name="Table1.A1" office:value-type="string">
              <text:p text:style-name="P4"><text:bookmark text:name="LC9"/></text:p>
            </table:table-cell>
            <table:table-cell table:style-name="Table1.A1" office:value-type="string">
              <text:p text:style-name="P2"><text:span text:style-name="T1">var</text:span> movierdd <text:span text:style-name="T1">=</text:span> sc.textFile(<text:span text:style-name="T4">"file:///home/hitika/Downloads/movie.csv"</text:span>)<text:bookmark text:name="L10"/></text:p>
            </table:table-cell>
          </table:table-row>
          <table:table-row>
            <table:table-cell table:style-name="Table1.A1" office:value-type="string">
              <text:p text:style-name="P4"><text:bookmark text:name="LC10"/></text:p>
            </table:table-cell>
            <table:table-cell table:style-name="Table1.A1" office:value-type="string">
              <text:p text:style-name="P2"><text:span text:style-name="T1">var</text:span> ratingrdd <text:span text:style-name="T1">=</text:span> sc.textFile(<text:span text:style-name="T4">"file:///home/hitika/Downloads/rating.csv"</text:span>)<text:bookmark text:name="L11"/></text:p>
            </table:table-cell>
          </table:table-row>
          <table:table-row>
            <table:table-cell table:style-name="Table1.A1" office:value-type="string">
              <text:p text:style-name="P4"><text:bookmark text:name="LC11"/></text:p>
            </table:table-cell>
            <table:table-cell table:style-name="Table1.A1" office:value-type="string">
              <text:p text:style-name="P2"><text:span text:style-name="T1">var</text:span> filtermovie <text:span text:style-name="T1">=</text:span> movierdd.filter(x <text:span text:style-name="T1">=&gt;</text:span> <text:span text:style-name="T1">!</text:span>x.contains(<text:span text:style-name="T4">"movieId"</text:span>))<text:bookmark text:name="L12"/></text:p>
            </table:table-cell>
          </table:table-row>
          <table:table-row>
            <table:table-cell table:style-name="Table1.A1" office:value-type="string">
              <text:p text:style-name="P4"><text:bookmark text:name="LC12"/></text:p>
            </table:table-cell>
            <table:table-cell table:style-name="Table1.A1" office:value-type="string">
              <text:p text:style-name="P2"><text:span text:style-name="T1">var</text:span> filterrating <text:span text:style-name="T1">=</text:span> ratingrdd.filter(x <text:span text:style-name="T1">=&gt;</text:span> <text:span text:style-name="T1">!</text:span>x.contains(<text:span text:style-name="T4">"userId"</text:span>))<text:bookmark text:name="L13"/></text:p>
            </table:table-cell>
          </table:table-row>
          <table:table-row>
            <table:table-cell table:style-name="Table1.A1" office:value-type="string">
              <text:p text:style-name="P4"><text:bookmark text:name="LC13"/></text:p>
            </table:table-cell>
            <table:table-cell table:style-name="Table1.A1" office:value-type="string">
              <text:p text:style-name="P2"><text:span text:style-name="T1">var</text:span> parsemovie <text:span text:style-name="T1">=</text:span> filtermovie.map(parse)<text:bookmark text:name="L14"/></text:p>
            </table:table-cell>
          </table:table-row>
          <table:table-row>
            <table:table-cell table:style-name="Table1.A1" office:value-type="string">
              <text:p text:style-name="P4"><text:bookmark text:name="LC14"/></text:p>
            </table:table-cell>
            <table:table-cell table:style-name="Table1.A1" office:value-type="string">
              <text:p text:style-name="P2"><text:span text:style-name="T1">var</text:span> parserating <text:span text:style-name="T1">=</text:span> filterrating.map(parse2)<text:bookmark text:name="L15"/></text:p>
            </table:table-cell>
          </table:table-row>
          <table:table-row>
            <table:table-cell table:style-name="Table1.A1" office:value-type="string">
              <text:p text:style-name="P4"><text:bookmark text:name="LC15"/></text:p>
            </table:table-cell>
            <table:table-cell table:style-name="Table1.A1" office:value-type="string">
              <text:p text:style-name="P4"><text:bookmark text:name="L16"/></text:p>
            </table:table-cell>
          </table:table-row>
          <table:table-row>
            <table:table-cell table:style-name="Table1.A1" office:value-type="string">
              <text:p text:style-name="P4"><text:bookmark text:name="LC16"/></text:p>
            </table:table-cell>
            <table:table-cell table:style-name="Table1.A1" office:value-type="string">
              <text:p text:style-name="P2"><text:span text:style-name="T1">var</text:span> moviedata <text:span text:style-name="T1">=</text:span> sc.parallelize(parsemovie.take(<text:span text:style-name="T5">4000</text:span>))<text:bookmark text:name="L17"/></text:p>
            </table:table-cell>
          </table:table-row>
          <table:table-row>
            <table:table-cell table:style-name="Table1.A1" office:value-type="string">
              <text:p text:style-name="P4"><text:bookmark text:name="LC17"/></text:p>
            </table:table-cell>
            <table:table-cell table:style-name="Table1.A1" office:value-type="string">
              <text:p text:style-name="P2"><text:span text:style-name="T1">var</text:span> groupofmovies <text:span text:style-name="T1">=</text:span> moviedata.map(x <text:span text:style-name="T1">=&gt;</text:span> (x.title,x)).groupByKey().collect()<text:bookmark text:name="L18"/></text:p>
            </table:table-cell>
          </table:table-row>
          <table:table-row>
            <table:table-cell table:style-name="Table1.A1" office:value-type="string">
              <text:p text:style-name="P4"><text:bookmark text:name="LC18"/></text:p>
            </table:table-cell>
            <table:table-cell table:style-name="Table1.A1" office:value-type="string">
              <text:p text:style-name="P2"><text:span text:style-name="T1">var</text:span> size_year <text:span text:style-name="T1">=</text:span> groupofmovies.map{<text:span text:style-name="T1">case</text:span> (k,v) <text:span text:style-name="T1">=&gt;</text:span>(k,v.size)}<text:bookmark text:name="L19"/></text:p>
            </table:table-cell>
          </table:table-row>
          <table:table-row>
            <table:table-cell table:style-name="Table1.A1" office:value-type="string">
              <text:p text:style-name="P4"><text:bookmark text:name="LC19"/></text:p>
            </table:table-cell>
            <table:table-cell table:style-name="Table1.A1" office:value-type="string">
              <text:p text:style-name="P5">//var showmoviesdata = size_year.map{case (a,b) =&gt; (f"Year = $a%6s",f" Movies in this year = $b%6s")}<text:bookmark text:name="L20"/></text:p>
            </table:table-cell>
          </table:table-row>
          <table:table-row>
            <table:table-cell table:style-name="Table1.A1" office:value-type="string">
              <text:p text:style-name="P4"><text:bookmark text:name="LC20"/></text:p>
            </table:table-cell>
            <table:table-cell table:style-name="Table1.A1" office:value-type="string">
              <text:p text:style-name="P4"><text:bookmark text:name="L21"/></text:p>
            </table:table-cell>
          </table:table-row>
          <table:table-row>
            <table:table-cell table:style-name="Table1.A1" office:value-type="string">
              <text:p text:style-name="P4"><text:bookmark text:name="LC21"/></text:p>
            </table:table-cell>
            <table:table-cell table:style-name="Table1.A1" office:value-type="string">
              <text:p text:style-name="P2"><text:span text:style-name="T1">var</text:span> ratingdata <text:span text:style-name="T1">=</text:span> sc.parallelize(parserating.take(<text:span text:style-name="T5">4000</text:span>))<text:bookmark text:name="L22"/></text:p>
            </table:table-cell>
          </table:table-row>
          <table:table-row>
            <table:table-cell table:style-name="Table1.A1" office:value-type="string">
              <text:p text:style-name="P4"><text:bookmark text:name="LC22"/></text:p>
            </table:table-cell>
            <table:table-cell table:style-name="Table1.A1" office:value-type="string">
              <text:p text:style-name="P2"><text:span text:style-name="T1">var</text:span> groupofrating <text:span text:style-name="T1">=</text:span> ratingdata.map(x <text:span text:style-name="T1">=&gt;</text:span> (x.timestamp,x)).groupByKey().collect()<text:bookmark text:name="L23"/></text:p>
            </table:table-cell>
          </table:table-row>
          <table:table-row>
            <table:table-cell table:style-name="Table1.A1" office:value-type="string">
              <text:p text:style-name="P4"><text:bookmark text:name="LC23"/></text:p>
            </table:table-cell>
            <table:table-cell table:style-name="Table1.A1" office:value-type="string">
              <text:p text:style-name="P2"><text:span text:style-name="T1">var</text:span> size_rating <text:span text:style-name="T1">=</text:span> groupofrating.map{<text:span text:style-name="T1">case</text:span> (k,v) <text:span text:style-name="T1">=&gt;</text:span> (k,v.size)}<text:bookmark text:name="L24"/></text:p>
            </table:table-cell>
          </table:table-row>
          <table:table-row>
            <table:table-cell table:style-name="Table1.A1" office:value-type="string">
              <text:p text:style-name="P4"><text:bookmark text:name="LC24"/></text:p>
            </table:table-cell>
            <table:table-cell table:style-name="Table1.A1" office:value-type="string">
              <text:p text:style-name="P5">//var showratingdata = size_rating.map{case (a,b) =&gt; (f"Year = $a%6s",f" Ratings in this year = $b%6s")}<text:bookmark text:name="L25"/></text:p>
            </table:table-cell>
          </table:table-row>
          <table:table-row>
            <table:table-cell table:style-name="Table1.A1" office:value-type="string">
              <text:p text:style-name="P4"><text:bookmark text:name="LC25"/></text:p>
            </table:table-cell>
            <table:table-cell table:style-name="Table1.A1" office:value-type="string">
              <text:p text:style-name="P4"><text:bookmark text:name="L26"/></text:p>
            </table:table-cell>
          </table:table-row>
          <table:table-row>
            <table:table-cell table:style-name="Table1.A1" office:value-type="string">
              <text:p text:style-name="P4"><text:bookmark text:name="LC26"/></text:p>
            </table:table-cell>
            <table:table-cell table:style-name="Table1.A1" office:value-type="string">
              <text:p text:style-name="P2"><text:span text:style-name="T1">var</text:span> groupmoviesforrating <text:span text:style-name="T1">=</text:span> ratingdata.map(x <text:span text:style-name="T1">=&gt;</text:span> (x.movie_id,x.rating)).groupByKey().collect()<text:bookmark text:name="L27"/></text:p>
            </table:table-cell>
          </table:table-row>
          <table:table-row>
            <table:table-cell table:style-name="Table1.A1" office:value-type="string">
              <text:p text:style-name="P4"><text:bookmark text:name="LC27"/></text:p>
            </table:table-cell>
            <table:table-cell table:style-name="Table1.A1" office:value-type="string">
              <text:p text:style-name="P2"><text:span text:style-name="T1">var</text:span> sizeofmoviesrating <text:span text:style-name="T1">=</text:span> groupmoviesforrating.map{<text:span text:style-name="T1">case</text:span> (k,v) <text:span text:style-name="T1">=&gt;</text:span> (k,v.size)}<text:bookmark text:name="L28"/></text:p>
            </table:table-cell>
          </table:table-row>
          <table:table-row>
            <table:table-cell table:style-name="Table1.A1" office:value-type="string">
              <text:p text:style-name="P4"><text:bookmark text:name="LC28"/></text:p>
            </table:table-cell>
            <table:table-cell table:style-name="Table1.A1" office:value-type="string">
              <text:p text:style-name="P2"><text:span text:style-name="T1">var</text:span> sumofmoviesrating <text:span text:style-name="T1">=</text:span> groupmoviesforrating.map{<text:span text:style-name="T1">case</text:span> (k,v) <text:span text:style-name="T1">=&gt;</text:span> (k,v.sum)}<text:bookmark text:name="L29"/></text:p>
            </table:table-cell>
          </table:table-row>
          <table:table-row>
            <table:table-cell table:style-name="Table1.A1" office:value-type="string">
              <text:p text:style-name="P4"><text:bookmark text:name="LC29"/></text:p>
            </table:table-cell>
            <table:table-cell table:style-name="Table1.A1" office:value-type="string">
              <text:p text:style-name="P2"><text:span text:style-name="T1">var</text:span> combinerdd <text:span text:style-name="T1">=</text:span> sizeofmoviesrating.zip(sumofmoviesrating).map{<text:span text:style-name="T1">case</text:span> ((a,b),(c,d)) <text:span text:style-name="T1">=&gt;</text:span> (a,d<text:span text:style-name="T1">/</text:span>b)}<text:bookmark text:name="L30"/></text:p>
            </table:table-cell>
          </table:table-row>
          <table:table-row>
            <table:table-cell table:style-name="Table1.A1" office:value-type="string">
              <text:p text:style-name="P4"><text:bookmark text:name="LC30"/></text:p>
            </table:table-cell>
            <table:table-cell table:style-name="Table1.A1" office:value-type="string">
              <text:p text:style-name="P5">//var showratingforyear = combinerdd.map{case (a,b) =&gt; (f"Movie_id =$a%8s", f" Average rating =$b%4s")}<text:bookmark text:name="L31"/></text:p>
            </table:table-cell>
          </table:table-row>
          <table:table-row>
            <table:table-cell table:style-name="Table1.A1" office:value-type="string">
              <text:p text:style-name="P4"><text:bookmark text:name="LC31"/></text:p>
            </table:table-cell>
            <table:table-cell table:style-name="Table1.A1" office:value-type="string">
              <text:p text:style-name="P4"><text:bookmark text:name="L32"/></text:p>
            </table:table-cell>
          </table:table-row>
          <table:table-row>
            <table:table-cell table:style-name="Table1.A1" office:value-type="string">
              <text:p text:style-name="P4"><text:bookmark text:name="LC32"/></text:p>
            </table:table-cell>
            <table:table-cell table:style-name="Table1.A1" office:value-type="string">
              <text:p text:style-name="P2"><text:span text:style-name="T1">var</text:span> groupratingforuser <text:span text:style-name="T1">=</text:span> ratingdata.map(x <text:span text:style-name="T1">=&gt;</text:span> (x.user_id,x.rating)).groupByKey().collect()<text:bookmark text:name="L33"/></text:p>
            </table:table-cell>
          </table:table-row>
          <table:table-row>
            <table:table-cell table:style-name="Table1.A1" office:value-type="string">
              <text:p text:style-name="P4"><text:bookmark text:name="LC33"/></text:p>
            </table:table-cell>
            <table:table-cell table:style-name="Table1.A1" office:value-type="string">
              <text:p text:style-name="P2"><text:span text:style-name="T1">var</text:span> sizeforratings <text:span text:style-name="T1">=</text:span> groupratingforuser.map{<text:span text:style-name="T1">case</text:span> (k,v) <text:span text:style-name="T1">=&gt;</text:span> (k,v.size)}<text:bookmark text:name="L34"/></text:p>
            </table:table-cell>
          </table:table-row>
          <table:table-row>
            <table:table-cell table:style-name="Table1.A1" office:value-type="string">
              <text:p text:style-name="P4"><text:bookmark text:name="LC34"/></text:p>
            </table:table-cell>
            <table:table-cell table:style-name="Table1.A1" office:value-type="string">
              <text:p text:style-name="P2"><text:span text:style-name="T1">var</text:span> sumofratings <text:span text:style-name="T1">=</text:span> groupratingforuser.map{<text:span text:style-name="T1">case</text:span> (k,v) <text:span text:style-name="T1">=&gt;</text:span> (k,v.sum)}<text:bookmark text:name="L35"/></text:p>
            </table:table-cell>
          </table:table-row>
          <table:table-row>
            <table:table-cell table:style-name="Table1.A1" office:value-type="string">
              <text:p text:style-name="P4"><text:bookmark text:name="LC35"/></text:p>
            </table:table-cell>
            <table:table-cell table:style-name="Table1.A1" office:value-type="string">
              <text:p text:style-name="P2"><text:span text:style-name="T1">var</text:span> ziprdd <text:span text:style-name="T1">=</text:span> sizeforratings.zip(sumofratings).map{<text:span text:style-name="T1">case</text:span> ((a,b),(c,d)) <text:span text:style-name="T1">=&gt;</text:span> (a,d<text:span text:style-name="T1">/</text:span>b)}<text:bookmark text:name="L36"/></text:p>
            </table:table-cell>
          </table:table-row>
          <table:table-row>
            <table:table-cell table:style-name="Table1.A1" office:value-type="string">
              <text:p text:style-name="P4"><text:bookmark text:name="LC36"/></text:p>
            </table:table-cell>
            <table:table-cell table:style-name="Table1.A1" office:value-type="string">
              <text:p text:style-name="P5">//var showratingforuser = ziprdd.map{case (a,b) =&gt; (f"User_id =$a%8s", f" Average rating per user =$b%4s")}<text:bookmark text:name="L37"/></text:p>
            </table:table-cell>
          </table:table-row>
          <table:table-row>
            <table:table-cell table:style-name="Table1.A1" office:value-type="string">
              <text:p text:style-name="P4"><text:bookmark text:name="LC37"/></text:p>
            </table:table-cell>
            <table:table-cell table:style-name="Table1.A1" office:value-type="string">
              <text:p text:style-name="P2"><text:span text:style-name="T1">var</text:span> showmoviesdata <text:span text:style-name="T1">=</text:span> size_year.map{<text:span text:style-name="T1">case</text:span> (a,b) <text:span text:style-name="T1">=&gt;</text:span> (f<text:span text:style-name="T4">"Year = $a%6s"</text:span>,f<text:span text:style-name="T4">" Movies in this year = $b%6s"</text:span>)}.foreach(println)<text:bookmark text:name="L38"/></text:p>
            </table:table-cell>
          </table:table-row>
          <table:table-row>
            <table:table-cell table:style-name="Table1.A1" office:value-type="string">
              <text:p text:style-name="P4"><text:bookmark text:name="LC38"/></text:p>
            </table:table-cell>
            <table:table-cell table:style-name="Table1.A1" office:value-type="string">
              <text:p text:style-name="P2"><text:span text:style-name="T1">var</text:span> showratingdata <text:span text:style-name="T1">=</text:span> size_rating.map{<text:span text:style-name="T1">case</text:span> (a,b) <text:span text:style-name="T1">=&gt;</text:span> (f<text:span text:style-name="T4">"Year = $a%6s"</text:span>,f<text:span text:style-name="T4">" Ratings in this year = $b%6s"</text:span>)}.foreach(println)<text:bookmark text:name="L39"/></text:p>
            </table:table-cell>
          </table:table-row>
          <text:soft-page-break/>
          <table:table-row>
            <table:table-cell table:style-name="Table1.A1" office:value-type="string">
              <text:p text:style-name="P4"><text:bookmark text:name="LC39"/></text:p>
            </table:table-cell>
            <table:table-cell table:style-name="Table1.A1" office:value-type="string">
              <text:p text:style-name="P2"><text:span text:style-name="T1">var</text:span> showratingforyear <text:span text:style-name="T1">=</text:span> combinerdd.map{<text:span text:style-name="T1">case</text:span> (a,b) <text:span text:style-name="T1">=&gt;</text:span> (f<text:span text:style-name="T4">"Movie_id =$a%8s"</text:span>, f<text:span text:style-name="T4">" Average rating =$b%4s"</text:span>)}.foreach(println)<text:bookmark text:name="L40"/></text:p>
            </table:table-cell>
          </table:table-row>
          <table:table-row>
            <table:table-cell table:style-name="Table1.A1" office:value-type="string">
              <text:p text:style-name="P4"><text:bookmark text:name="LC40"/></text:p>
            </table:table-cell>
            <table:table-cell table:style-name="Table1.A1" office:value-type="string">
              <text:p text:style-name="P2"><text:span text:style-name="T1">var</text:span> showratingforuser <text:span text:style-name="T1">=</text:span> ziprdd.map{<text:span text:style-name="T1">case</text:span> (a,b) <text:span text:style-name="T1">=&gt;</text:span> (f<text:span text:style-name="T4">"User_id =$a%8s"</text:span>, f<text:span text:style-name="T4">" Average rating per user =$b%4s"</text:span>)}.foreach(println)<text:bookmark text:name="L41"/></text:p>
            </table:table-cell>
          </table:table-row>
          <table:table-row>
            <table:table-cell table:style-name="Table1.A1" office:value-type="string">
              <text:p text:style-name="P4"><text:bookmark text:name="LC41"/></text:p>
            </table:table-cell>
            <table:table-cell table:style-name="Table1.A1" office:value-type="string">
              <text:p text:style-name="P2">sc.stop()<text:bookmark text:name="L42"/></text:p>
            </table:table-cell>
          </table:table-row>
          <table:table-row>
            <table:table-cell table:style-name="Table1.A1" office:value-type="string">
              <text:p text:style-name="P4"><text:bookmark text:name="LC42"/></text:p>
            </table:table-cell>
            <table:table-cell table:style-name="Table1.A1" office:value-type="string">
              <text:p text:style-name="P2">}<text:bookmark text:name="L43"/></text:p>
            </table:table-cell>
          </table:table-row>
          <table:table-row>
            <table:table-cell table:style-name="Table1.A1" office:value-type="string">
              <text:p text:style-name="P4"><text:bookmark text:name="LC43"/></text:p>
            </table:table-cell>
            <table:table-cell table:style-name="Table1.A1" office:value-type="string">
              <text:p text:style-name="P2"><text:span text:style-name="T1">case</text:span> <text:span text:style-name="T1">class</text:span> <text:span text:style-name="T2">Movie</text:span>(<text:span text:style-name="T3">movie_id</text:span>: <text:span text:style-name="T1">Int</text:span>, <text:span text:style-name="T3">title</text:span>: <text:span text:style-name="T1">String</text:span>, <text:span text:style-name="T3">genres</text:span>: <text:span text:style-name="T1">String</text:span>)<text:bookmark text:name="L44"/></text:p>
            </table:table-cell>
          </table:table-row>
          <table:table-row>
            <table:table-cell table:style-name="Table1.A1" office:value-type="string">
              <text:p text:style-name="P4"><text:bookmark text:name="LC44"/></text:p>
            </table:table-cell>
            <table:table-cell table:style-name="Table1.A1" office:value-type="string">
              <text:p text:style-name="P2"><text:span text:style-name="T1">def</text:span> <text:span text:style-name="T2">parse</text:span>(<text:span text:style-name="T3">row</text:span>: <text:span text:style-name="T1">String</text:span>)<text:span text:style-name="T1">:</text:span> <text:span text:style-name="T2">Movie</text:span> <text:span text:style-name="T1">=</text:span>{<text:bookmark text:name="L45"/></text:p>
            </table:table-cell>
          </table:table-row>
          <table:table-row>
            <table:table-cell table:style-name="Table1.A1" office:value-type="string">
              <text:p text:style-name="P4"><text:bookmark text:name="LC45"/></text:p>
            </table:table-cell>
            <table:table-cell table:style-name="Table1.A1" office:value-type="string">
              <text:p text:style-name="P2"><text:span text:style-name="T1">val</text:span> fields <text:span text:style-name="T1">=</text:span> row.split(<text:span text:style-name="T4">",(?=([^\"]*\"[^\"]*\")*[^\"]*$)"</text:span>,<text:span text:style-name="T1">-</text:span><text:span text:style-name="T5">1</text:span>)<text:bookmark text:name="L46"/></text:p>
            </table:table-cell>
          </table:table-row>
          <table:table-row>
            <table:table-cell table:style-name="Table1.A1" office:value-type="string">
              <text:p text:style-name="P4"><text:bookmark text:name="LC46"/></text:p>
            </table:table-cell>
            <table:table-cell table:style-name="Table1.A1" office:value-type="string">
              <text:p text:style-name="P2"><text:span text:style-name="T1">val</text:span> movie_id<text:span text:style-name="T1">:</text:span> <text:span text:style-name="T1">Int</text:span> <text:span text:style-name="T1">=</text:span> fields(<text:span text:style-name="T5">0</text:span>).toInt<text:bookmark text:name="L47"/></text:p>
            </table:table-cell>
          </table:table-row>
          <table:table-row>
            <table:table-cell table:style-name="Table1.A1" office:value-type="string">
              <text:p text:style-name="P4"><text:bookmark text:name="LC47"/></text:p>
            </table:table-cell>
            <table:table-cell table:style-name="Table1.A1" office:value-type="string">
              <text:p text:style-name="P2"><text:span text:style-name="T1">val</text:span> title<text:span text:style-name="T1">:</text:span> <text:span text:style-name="T1">String</text:span> <text:span text:style-name="T1">=</text:span> fields(<text:span text:style-name="T5">1</text:span>).substring(fields(<text:span text:style-name="T5">1</text:span>).length()<text:span text:style-name="T1">-</text:span><text:span text:style-name="T5">6</text:span>,fields(<text:span text:style-name="T5">1</text:span>).length()<text:span text:style-name="T1">-</text:span><text:span text:style-name="T5">2</text:span>)<text:bookmark text:name="L48"/></text:p>
            </table:table-cell>
          </table:table-row>
          <table:table-row>
            <table:table-cell table:style-name="Table1.A1" office:value-type="string">
              <text:p text:style-name="P4"><text:bookmark text:name="LC48"/></text:p>
            </table:table-cell>
            <table:table-cell table:style-name="Table1.A1" office:value-type="string">
              <text:p text:style-name="P2"><text:span text:style-name="T1">val</text:span> genres<text:span text:style-name="T1">:</text:span> <text:span text:style-name="T1">String</text:span> <text:span text:style-name="T1">=</text:span> fields(<text:span text:style-name="T5">2</text:span>)<text:bookmark text:name="L49"/></text:p>
            </table:table-cell>
          </table:table-row>
          <table:table-row>
            <table:table-cell table:style-name="Table1.A1" office:value-type="string">
              <text:p text:style-name="P4"><text:bookmark text:name="LC49"/></text:p>
            </table:table-cell>
            <table:table-cell table:style-name="Table1.A1" office:value-type="string">
              <text:p text:style-name="P2"><text:span text:style-name="T2">Movie</text:span>(movie_id,title,genres)<text:bookmark text:name="L50"/></text:p>
            </table:table-cell>
          </table:table-row>
          <table:table-row>
            <table:table-cell table:style-name="Table1.A1" office:value-type="string">
              <text:p text:style-name="P4"><text:bookmark text:name="LC50"/></text:p>
            </table:table-cell>
            <table:table-cell table:style-name="Table1.A1" office:value-type="string">
              <text:p text:style-name="P2">}<text:bookmark text:name="L51"/></text:p>
            </table:table-cell>
          </table:table-row>
          <table:table-row>
            <table:table-cell table:style-name="Table1.A1" office:value-type="string">
              <text:p text:style-name="P4"><text:bookmark text:name="LC51"/></text:p>
            </table:table-cell>
            <table:table-cell table:style-name="Table1.A1" office:value-type="string">
              <text:p text:style-name="P2"><text:span text:style-name="T1">case</text:span> <text:span text:style-name="T1">class</text:span> <text:span text:style-name="T2">Rating</text:span>(<text:span text:style-name="T3">user_id</text:span>: <text:span text:style-name="T1">Int</text:span>, <text:span text:style-name="T3">movie_id</text:span>: <text:span text:style-name="T1">Int</text:span>, <text:span text:style-name="T3">rating</text:span>: <text:span text:style-name="T1">Float</text:span>,<text:span text:style-name="T3">timestamp</text:span>: <text:span text:style-name="T1">String</text:span>)<text:bookmark text:name="L52"/></text:p>
            </table:table-cell>
          </table:table-row>
          <table:table-row>
            <table:table-cell table:style-name="Table1.A1" office:value-type="string">
              <text:p text:style-name="P4"><text:bookmark text:name="LC52"/></text:p>
            </table:table-cell>
            <table:table-cell table:style-name="Table1.A1" office:value-type="string">
              <text:p text:style-name="P2"><text:span text:style-name="T1">def</text:span> <text:span text:style-name="T2">parse2</text:span>(<text:span text:style-name="T3">row</text:span>: <text:span text:style-name="T1">String</text:span>)<text:span text:style-name="T1">:</text:span> <text:span text:style-name="T2">Rating</text:span> <text:span text:style-name="T1">=</text:span>{<text:bookmark text:name="L53"/></text:p>
            </table:table-cell>
          </table:table-row>
          <table:table-row>
            <table:table-cell table:style-name="Table1.A1" office:value-type="string">
              <text:p text:style-name="P4"><text:bookmark text:name="LC53"/></text:p>
            </table:table-cell>
            <table:table-cell table:style-name="Table1.A1" office:value-type="string">
              <text:p text:style-name="P2"><text:span text:style-name="T1">val</text:span> fields <text:span text:style-name="T1">=</text:span> row.split(<text:span text:style-name="T4">","</text:span>)<text:bookmark text:name="L54"/></text:p>
            </table:table-cell>
          </table:table-row>
          <table:table-row>
            <table:table-cell table:style-name="Table1.A1" office:value-type="string">
              <text:p text:style-name="P4"><text:bookmark text:name="LC54"/></text:p>
            </table:table-cell>
            <table:table-cell table:style-name="Table1.A1" office:value-type="string">
              <text:p text:style-name="P2"><text:span text:style-name="T1">val</text:span> user_id<text:span text:style-name="T1">:</text:span> <text:span text:style-name="T1">Int</text:span> <text:span text:style-name="T1">=</text:span> fields(<text:span text:style-name="T5">0</text:span>).toInt<text:bookmark text:name="L55"/></text:p>
            </table:table-cell>
          </table:table-row>
          <table:table-row>
            <table:table-cell table:style-name="Table1.A1" office:value-type="string">
              <text:p text:style-name="P4"><text:bookmark text:name="LC55"/></text:p>
            </table:table-cell>
            <table:table-cell table:style-name="Table1.A1" office:value-type="string">
              <text:p text:style-name="P2"><text:span text:style-name="T1">val</text:span> movie_id<text:span text:style-name="T1">:</text:span> <text:span text:style-name="T1">Int</text:span> <text:span text:style-name="T1">=</text:span> fields(<text:span text:style-name="T5">1</text:span>).toInt<text:bookmark text:name="L56"/></text:p>
            </table:table-cell>
          </table:table-row>
          <table:table-row>
            <table:table-cell table:style-name="Table1.A1" office:value-type="string">
              <text:p text:style-name="P4"><text:bookmark text:name="LC56"/></text:p>
            </table:table-cell>
            <table:table-cell table:style-name="Table1.A1" office:value-type="string">
              <text:p text:style-name="P2"><text:span text:style-name="T1">val</text:span> rating<text:span text:style-name="T1">:</text:span> <text:span text:style-name="T1">Float</text:span> <text:span text:style-name="T1">=</text:span> fields(<text:span text:style-name="T5">2</text:span>).toFloat<text:bookmark text:name="L57"/></text:p>
            </table:table-cell>
          </table:table-row>
          <table:table-row>
            <table:table-cell table:style-name="Table1.A1" office:value-type="string">
              <text:p text:style-name="P4"><text:bookmark text:name="LC57"/></text:p>
            </table:table-cell>
            <table:table-cell table:style-name="Table1.A1" office:value-type="string">
              <text:p text:style-name="P2"><text:span text:style-name="T1">val</text:span> timestamp<text:span text:style-name="T1">:</text:span> <text:span text:style-name="T1">String</text:span> <text:span text:style-name="T1">=</text:span> fields(<text:span text:style-name="T5">3</text:span>).substring(<text:span text:style-name="T5">0</text:span>,<text:span text:style-name="T5">4</text:span>).toString()<text:bookmark text:name="L58"/></text:p>
            </table:table-cell>
          </table:table-row>
          <table:table-row>
            <table:table-cell table:style-name="Table1.A1" office:value-type="string">
              <text:p text:style-name="P4"><text:bookmark text:name="LC58"/></text:p>
            </table:table-cell>
            <table:table-cell table:style-name="Table1.A1" office:value-type="string">
              <text:p text:style-name="P2"><text:span text:style-name="T2">Rating</text:span>(user_id,movie_id,rating,timestamp)<text:bookmark text:name="L59"/></text:p>
            </table:table-cell>
          </table:table-row>
          <table:table-row>
            <table:table-cell table:style-name="Table1.A1" office:value-type="string">
              <text:p text:style-name="P4"><text:bookmark text:name="LC59"/></text:p>
            </table:table-cell>
            <table:table-cell table:style-name="Table1.A1" office:value-type="string">
              <text:p text:style-name="P2">}<text:bookmark text:name="L60"/></text:p>
            </table:table-cell>
          </table:table-row>
          <table:table-row>
            <table:table-cell table:style-name="Table1.A1" office:value-type="string">
              <text:p text:style-name="P4"><text:bookmark text:name="LC60"/></text:p>
            </table:table-cell>
            <table:table-cell table:style-name="Table1.A1" office:value-type="string">
              <text:p text:style-name="P3">}</text:p>
            </table:table-cell>
          </table:table-row>
        </table:table>
      </text:section>
      <text:list xml:id="list1943193669417531912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9:43:47.906836967</meta:creation-date>
    <dc:date>2019-01-16T19:44:12.833420714</dc:date>
    <meta:editing-duration>PT25S</meta:editing-duration>
    <meta:editing-cycles>1</meta:editing-cycles>
    <meta:document-statistic meta:table-count="1" meta:image-count="0" meta:object-count="0" meta:page-count="2" meta:paragraph-count="56" meta:word-count="330" meta:character-count="3190" meta:non-whitespace-character-count="2916"/>
    <meta:generator>LibreOffice/5.1.6.2$Linux_X86_64 LibreOffice_project/10m0$Build-2</meta:generator>
  </office:meta>
</office:document-meta>
</file>